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25" table:number-columns-repeated="8"/>
          <table:table-cell table:style-name="ce31" table:number-columns-repeated="1010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table:number-columns-repeated="3"/>
          <table:table-cell table:style-name="ce26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4"/>
          <table:table-cell table:style-name="ce2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4"/>
          <table:table-cell table:style-name="ce25"/>
          <table:table-cell table:style-name="ce31" table:number-columns-repeated="1010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0,16,32</text:p>
          </table:table-cell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style-name="ce31" table:number-columns-repeated="3"/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Perform section List, Copy,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keymapSiz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ual size of keymap (0 = full linear map)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mport .kbm file – ret. ‘A'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10-17T20:40:37.423435719</dc:date>
    <meta:editing-duration>P10DT8H8M55S</meta:editing-duration>
    <meta:editing-cycles>822</meta:editing-cycles>
    <meta:generator>LibreOffice/7.4.7.2$Linux_X86_64 LibreOffice_project/40$Build-2</meta:generator>
    <meta:document-statistic meta:table-count="1" meta:cell-count="6459" meta:object-count="0"/>
  </office:meta>
</office:document-meta>
</file>